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teach me to make a website on github for my mural business and teach me how to update it with new images and slideshows as and when I need to.</text:p>
      <text:p text:style-name="Standard"/>
      <text:p text:style-name="Standard">I would like a title page showing my logo, a short description of my business, my contact details, links to 4 individual galleries called Murals; Window Paintings; Signs and Boards; and Portraits, Caricatures and Illustrations, as well as a link to a Pricing page and links to my instagram and facebook pages.</text:p>
      <text:p text:style-name="Standard"/>
      <text:p text:style-name="Standard">I would like it in rustic autumnal colours, and also a grid of clickable thumbnails that link to the relevant galleries. <text:s/>This can be random, but should contain at least one image from each gallery.</text:p>
      <text:p text:style-name="Standard"/>
      <text:p text:style-name="Standard">I would like the galleries to have their titles and grids of larger thumbnails, that link to full-sized lightboxes and a few 2-3 image slideshows when the work is bigger. <text:s/>Each photo or slideshow should have a caption to describe it. <text:s/></text:p>
      <text:p text:style-name="Standard"/>
      <text:p text:style-name="Standard">The Murals gallery should contain the following files for the images and slideshows, in this exact order.</text:p>
      <text:p text:style-name="Standard">SLIDESHOW <text:s/>murals1Leixlipa.jpg, murals1Leixlipb.jpg</text:p>
      <text:p text:style-name="Standard">IMAGE: <text:s/>murals2kehoe's.jpg</text:p>
      <text:p text:style-name="Standard">SLIDESHOW: murals3leixlipa.jpg, murals3leixlipb.jpg, murals3leixlipc.jpg, murals3leixlipd.jpg</text:p>
      <text:p text:style-name="Standard">SLIDESHOW: murals4piratesa.jpg, murals4piratesb.jpg, murals4piratespiratesc.jpg</text:p>
      <text:p text:style-name="Standard">IMAGE: <text:s/>murals5guinness.jpg</text:p>
      <text:p text:style-name="Standard">SLIDESHOW: <text:s/>murals6carmela.jpg, murals6carmelb.jpg</text:p>
      <text:p text:style-name="Standard">IMAGE: murals7clondalkinkids.jpg</text:p>
      <text:p text:style-name="Standard">IMAGE: murals8rugby.jpg</text:p>
      <text:p text:style-name="Standard"/>
      <text:p text:style-name="Standard">The Window Paintings gallery should contain the following files for <text:s/>the images and slideshows, in this exact order.</text:p>
      <text:p text:style-name="Standard"/>
      <text:p text:style-name="Standard">IMAGE: windows1paddys.jpg</text:p>
      <text:p text:style-name="Standard">SLIDESHOW: windows2christmasfawna.jpg, windows2christmasfawnb.jpg, windows2christmasfawnc.jpg</text:p>
      <text:p text:style-name="Standard">IMAGE: windows3halloween.jpg</text:p>
      <text:p text:style-name="Standard">SLIDESHOW: windows5christmasbordera.jpg, windows5christmasborderb.jpg</text:p>
      <text:p text:style-name="Standard">IMAGE: windows6christmaself.jpg</text:p>
      <text:p text:style-name="Standard"/>
      <text:p text:style-name="Standard">The Signs and Boards gallery should contain the following files for <text:s/>the images and slideshows, in this exact order.</text:p>
      <text:p text:style-name="Standard"/>
      <text:p text:style-name="Standard">IMAGE: signs1cocktails.jpg</text:p>
      <text:p text:style-name="Standard">IMAGE: signs2offside.jpg</text:p>
      <text:p text:style-name="Standard">IMAGE: signs3croughs.jpg</text:p>
      <text:p text:style-name="Standard">IMAGE: signs4odeon.jpg</text:p>
      <text:p text:style-name="Standard">IMAGE: signs5ryevale.jpg</text:p>
      <text:p text:style-name="Standard"/>
      <text:p text:style-name="Standard">The Portraits, Caricatures and Illustrations gallery should contain the following files for <text:s/>the images, in this exact order.</text:p>
      <text:p text:style-name="Standard"/>
      <text:p text:style-name="Standard">IMAGE: illustrations1beckhams.jpg</text:p>
      <text:p text:style-name="Standard">IMAGE: <text:s/>illustrations2thai.jpg</text:p>
      <text:p text:style-name="Standard">IMAGE: illustrations3kieran.jpg</text:p>
      <text:p text:style-name="Standard">IMAGE: illustrations4dublin.jpg</text:p>
      <text:p text:style-name="Standard"><text:soft-page-break/>IMAGE: illustrations5dog.jpg</text:p>
      <text:p text:style-name="Standard">IMAGE: illustrations7dreddhammerstein.jpg</text:p>
      <text:p text:style-name="Standard">IMAGE: illustrations8taypot</text:p>
      <text:p text:style-name="Standard"/>
      <text:p text:style-name="Standard">Thank you very much in adv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 Walsh</meta:initial-creator>
    <meta:creation-date>2026-02-12T08:26:22.61</meta:creation-date>
    <dc:date>2026-02-13T11:39:15.98</dc:date>
    <dc:creator>Brian  Walsh</dc:creator>
    <meta:editing-duration>P1DT2H57M40S</meta:editing-duration>
    <meta:editing-cycles>9</meta:editing-cycles>
    <meta:generator>OpenOffice/4.1.15$Win32 OpenOffice.org_project/4115m2$Build-9813</meta:generator>
    <meta:document-statistic meta:table-count="0" meta:image-count="0" meta:object-count="0" meta:page-count="2" meta:paragraph-count="34" meta:word-count="297" meta:character-count="2351"/>
  </office:meta>
</office:document-meta>
</file>